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209in"/>
    </style:style>
    <style:style style:name="co2" style:family="table-column">
      <style:table-column-properties fo:break-before="auto" style:column-width="1.3783in"/>
    </style:style>
    <style:style style:name="co3" style:family="table-column">
      <style:table-column-properties fo:break-before="auto" style:column-width="1.4118in"/>
    </style:style>
    <style:style style:name="co4" style:family="table-column">
      <style:table-column-properties fo:break-before="auto" style:column-width="1.4283in"/>
    </style:style>
    <style:style style:name="co5" style:family="table-column">
      <style:table-column-properties fo:break-before="auto" style:column-width="1.32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style:style style:name="ce6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Monospace" style:font-name-asian="Monospace" style:font-name-complex="Monospace"/>
    </style:style>
    <style:style style:name="ce11" style:family="table-cell" style:parent-style-name="Default">
      <style:table-cell-properties fo:background-color="#ffa6a6"/>
    </style:style>
    <style:style style:name="ce12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ce6" office:value-type="string" calcext:value-type="string">
            <text:p>Camera rate = 3</text:p>
          </table:table-cell>
          <table:table-cell table:style-name="Default" table:number-columns-repeated="5"/>
        </table:table-row>
        <table:table-row table:style-name="ro1">
          <table:table-cell table:style-name="ce4" office:value-type="string" calcext:value-type="string">
            <text:p>Scheduling interval = 10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4" office:value-type="string" calcext:value-type="string">
            <text:p>1 Area_ 1Camera</text:p>
          </table:table-cell>
          <table:table-cell table:style-name="ce4" office:value-type="string" calcext:value-type="string">
            <text:p>1 Area_ 2 Camera</text:p>
          </table:table-cell>
          <table:table-cell table:style-name="ce4" office:value-type="string" calcext:value-type="string">
            <text:p>1 Area_ 4 Camera</text:p>
          </table:table-cell>
          <table:table-cell table:style-name="ce4" office:value-type="string" calcext:value-type="string">
            <text:p>1 Area_ 8 Camera</text:p>
          </table:table-cell>
          <table:table-cell table:style-name="ce4" office:value-type="string" calcext:value-type="string">
            <text:p>1 Area_ 16 Camera</text:p>
          </table:table-cell>
        </table:table-row>
        <table:table-row table:style-name="ro1">
          <table:table-cell office:value-type="string" calcext:value-type="string">
            <text:p>Cloud Energy</text:p>
          </table:table-cell>
          <table:table-cell office:value-type="float" office:value="2722761.6107142" calcext:value-type="float">
            <text:p>2,722,761.611</text:p>
          </table:table-cell>
          <table:table-cell office:value-type="float" office:value="2759660.5357141" calcext:value-type="float">
            <text:p>2,759,660.536</text:p>
          </table:table-cell>
          <table:table-cell office:value-type="float" office:value="2826850.88214271" calcext:value-type="float">
            <text:p>2,826,850.882</text:p>
          </table:table-cell>
          <table:table-cell office:value-type="float" office:value="2962106.21785712" calcext:value-type="float">
            <text:p>2,962,106.218</text:p>
          </table:table-cell>
          <table:table-cell office:value-type="float" office:value="3177990.08214341" calcext:value-type="float">
            <text:p>3,177,990.082</text:p>
          </table:table-cell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5" office:value-type="float" office:value="166866.6" calcext:value-type="float">
            <text:p>166,866.600</text:p>
          </table:table-cell>
        </table:table-row>
        <table:table-row table:style-name="ro1">
          <table:table-cell office:value-type="string" calcext:value-type="string">
            <text:p>Router Energy</text:p>
          </table:table-cell>
          <table:table-cell table:number-columns-repeated="5" office:value-type="float" office:value="166866.6" calcext:value-type="float">
            <text:p>166,866.600</text:p>
          </table:table-cell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5" office:value-type="float" office:value="172104.746" calcext:value-type="float">
            <text:p>172,104.746</text:p>
          </table:table-cell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52" calcext:value-type="float">
            <text:p>152.000</text:p>
          </table:table-cell>
          <table:table-cell office:value-type="float" office:value="215" calcext:value-type="float">
            <text:p>215.000</text:p>
          </table:table-cell>
          <table:table-cell office:value-type="float" office:value="447" calcext:value-type="float">
            <text:p>447.000</text:p>
          </table:table-cell>
          <table:table-cell office:value-type="float" office:value="517" calcext:value-type="float">
            <text:p>517.000</text:p>
          </table:table-cell>
          <table:table-cell office:value-type="float" office:value="803" calcext:value-type="float">
            <text:p>803.000</text:p>
          </table:table-cell>
        </table:table-row>
        <table:table-row table:style-name="ro1">
          <table:table-cell table:style-name="ce2" office:value-type="string" calcext:value-type="string">
            <text:p>[motion_detector, object_detector, object_tracker]</text:p>
          </table:table-cell>
          <table:table-cell office:value-type="float" office:value="104.944570030294" calcext:value-type="float">
            <text:p>104.945</text:p>
          </table:table-cell>
          <table:table-cell office:value-type="float" office:value="105.066964285713" calcext:value-type="float">
            <text:p>105.067</text:p>
          </table:table-cell>
          <table:table-cell office:value-type="float" office:value="105.253125000001" calcext:value-type="float">
            <text:p>105.253</text:p>
          </table:table-cell>
          <table:table-cell office:value-type="float" office:value="105.646205357141" calcext:value-type="float">
            <text:p>105.646</text:p>
          </table:table-cell>
          <table:table-cell office:value-type="float" office:value="164.095095015485" calcext:value-type="float">
            <text:p>164.095</text:p>
          </table:table-cell>
        </table:table-row>
        <table:table-row table:style-name="ro1">
          <table:table-cell table:style-name="ce3" office:value-type="string" calcext:value-type="string">
            <text:p>[object_tracker, PTZ_CONTROL]</text:p>
          </table:table-cell>
          <table:table-cell table:number-columns-repeated="5" office:value-type="float" office:value="105.13" calcext:value-type="float">
            <text:p>105.130</text:p>
          </table:table-cell>
        </table:table-row>
        <table:table-row table:style-name="ro1">
          <table:table-cell office:value-type="string" calcext:value-type="string">
            <text:p>MOTION_VIDEO_STREAM</text:p>
          </table:table-cell>
          <table:table-cell office:value-type="float" office:value="0.144642857142799" calcext:value-type="float">
            <text:p>.145</text:p>
          </table:table-cell>
          <table:table-cell office:value-type="float" office:value="0.159523809523686" calcext:value-type="float">
            <text:p>.160</text:p>
          </table:table-cell>
          <table:table-cell office:value-type="float" office:value="0.15214285714275" calcext:value-type="float">
            <text:p>.152</text:p>
          </table:table-cell>
          <table:table-cell office:value-type="float" office:value="0.150406162464919" calcext:value-type="float">
            <text:p>.150</text:p>
          </table:table-cell>
          <table:table-cell office:value-type="float" office:value="0.122619047618931" calcext:value-type="float">
            <text:p>.123</text:p>
          </table:table-cell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3" office:value-type="float" office:value="0.144642857142799" calcext:value-type="float">
            <text:p>.145</text:p>
          </table:table-cell>
          <table:table-cell office:value-type="float" office:value="0.114880952380872" calcext:value-type="float">
            <text:p>.115</text:p>
          </table:table-cell>
          <table:table-cell office:value-type="float" office:value="0.0999999999999091" calcext:value-type="float">
            <text:p>.100</text:p>
          </table:table-cell>
        </table:table-row>
        <table:table-row table:style-name="ro1">
          <table:table-cell office:value-type="string" calcext:value-type="string">
            <text:p>OBJECT_LOCATION</text:p>
          </table:table-cell>
          <table:table-cell office:value-type="float" office:value="0.122322790964647" calcext:value-type="float">
            <text:p>.122</text:p>
          </table:table-cell>
          <table:table-cell office:value-type="float" office:value="0.129936291088933" calcext:value-type="float">
            <text:p>.130</text:p>
          </table:table-cell>
          <table:table-cell office:value-type="float" office:value="0.135597962881792" calcext:value-type="float">
            <text:p>.136</text:p>
          </table:table-cell>
          <table:table-cell office:value-type="float" office:value="0.138362877065917" calcext:value-type="float">
            <text:p>.138</text:p>
          </table:table-cell>
          <table:table-cell office:value-type="float" office:value="0.151788439072291" calcext:value-type="float">
            <text:p>.152</text:p>
          </table:table-cell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5" office:value-type="float" office:value="2.09999999999991" calcext:value-type="float">
            <text:p>2.100</text:p>
          </table:table-cell>
        </table:table-row>
        <table:table-row table:style-name="ro1">
          <table:table-cell office:value-type="string" calcext:value-type="string">
            <text:p>Cost of execution in cloud</text:p>
          </table:table-cell>
          <table:table-cell office:value-type="float" office:value="83307.6000000031" calcext:value-type="float">
            <text:p>83,307.600</text:p>
          </table:table-cell>
          <table:table-cell office:value-type="float" office:value="135619.999999975" calcext:value-type="float">
            <text:p>135,620.000</text:p>
          </table:table-cell>
          <table:table-cell office:value-type="float" office:value="230877.200000024" calcext:value-type="float">
            <text:p>230,877.200</text:p>
          </table:table-cell>
          <table:table-cell office:value-type="float" office:value="422631.600000106" calcext:value-type="float">
            <text:p>422,631.600</text:p>
          </table:table-cell>
          <table:table-cell office:value-type="float" office:value="728694.800000197" calcext:value-type="float">
            <text:p>728,694.800</text:p>
          </table:table-cell>
        </table:table-row>
        <table:table-row table:style-name="ro1">
          <table:table-cell office:value-type="string" calcext:value-type="string">
            <text:p>Total network usage</text:p>
          </table:table-cell>
          <table:table-cell office:value-type="float" office:value="67390.6" calcext:value-type="float">
            <text:p>67,390.600</text:p>
          </table:table-cell>
          <table:table-cell office:value-type="float" office:value="134684.4" calcext:value-type="float">
            <text:p>134,684.400</text:p>
          </table:table-cell>
          <table:table-cell office:value-type="float" office:value="269272" calcext:value-type="float">
            <text:p>269,272.000</text:p>
          </table:table-cell>
          <table:table-cell office:value-type="float" office:value="538339.2" calcext:value-type="float">
            <text:p>538,339.200</text:p>
          </table:table-cell>
          <table:table-cell office:value-type="float" office:value="1009875.6" calcext:value-type="float">
            <text:p>1,009,875.600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4" office:value-type="string" calcext:value-type="string">
            <text:p>Scheduling interval = 5</text:p>
          </table:table-cell>
          <table:table-cell table:style-name="ce4" office:value-type="string" calcext:value-type="string">
            <text:p>1 Area_ 1Camera</text:p>
          </table:table-cell>
          <table:table-cell table:style-name="ce4" office:value-type="string" calcext:value-type="string">
            <text:p>1 Area_ 2 Camera</text:p>
          </table:table-cell>
          <table:table-cell table:style-name="ce4" office:value-type="string" calcext:value-type="string">
            <text:p>1 Area_ 4 Camera</text:p>
          </table:table-cell>
          <table:table-cell table:style-name="ce4" office:value-type="string" calcext:value-type="string">
            <text:p>1 Area_ 8 Camera</text:p>
          </table:table-cell>
          <table:table-cell table:style-name="ce4" office:value-type="string" calcext:value-type="string">
            <text:p>1 Area_ 16 Camera</text:p>
          </table:table-cell>
        </table:table-row>
        <table:table-row table:style-name="ro1">
          <table:table-cell office:value-type="string" calcext:value-type="string">
            <text:p>Cloud Energy</text:p>
          </table:table-cell>
          <table:table-cell office:value-type="float" office:value="2722775.71785706" calcext:value-type="float">
            <text:p>2,722,775.718</text:p>
          </table:table-cell>
          <table:table-cell office:value-type="float" office:value="2759660.5357141" calcext:value-type="float">
            <text:p>2,759,660.536</text:p>
          </table:table-cell>
          <table:table-cell office:value-type="float" office:value="2826850.88214271" calcext:value-type="float">
            <text:p>2,826,850.882</text:p>
          </table:table-cell>
          <table:table-cell office:value-type="float" office:value="2962106.21785712" calcext:value-type="float">
            <text:p>2,962,106.218</text:p>
          </table:table-cell>
          <table:table-cell office:value-type="float" office:value="3178032.12142922" calcext:value-type="float">
            <text:p>3,178,032.121</text:p>
          </table:table-cell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5" office:value-type="float" office:value="166866.6" calcext:value-type="float">
            <text:p>166,866.600</text:p>
          </table:table-cell>
        </table:table-row>
        <table:table-row table:style-name="ro1">
          <table:table-cell office:value-type="string" calcext:value-type="string">
            <text:p>Router Energy</text:p>
          </table:table-cell>
          <table:table-cell table:number-columns-repeated="5" office:value-type="float" office:value="166866.6" calcext:value-type="float">
            <text:p>166,866.600</text:p>
          </table:table-cell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5" office:value-type="float" office:value="172091.003" calcext:value-type="float">
            <text:p>172,091.003</text:p>
          </table:table-cell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78" calcext:value-type="float">
            <text:p>178.000</text:p>
          </table:table-cell>
          <table:table-cell office:value-type="float" office:value="279" calcext:value-type="float">
            <text:p>279.000</text:p>
          </table:table-cell>
          <table:table-cell office:value-type="float" office:value="331" calcext:value-type="float">
            <text:p>331.000</text:p>
          </table:table-cell>
          <table:table-cell office:value-type="float" office:value="580" calcext:value-type="float">
            <text:p>580.000</text:p>
          </table:table-cell>
          <table:table-cell office:value-type="float" office:value="896" calcext:value-type="float">
            <text:p>896.000</text:p>
          </table:table-cell>
        </table:table-row>
        <table:table-row table:style-name="ro1">
          <table:table-cell table:style-name="ce2" office:value-type="string" calcext:value-type="string">
            <text:p>[motion_detector, object_detector, object_tracker]</text:p>
          </table:table-cell>
          <table:table-cell office:value-type="float" office:value="104.944642857141" calcext:value-type="float">
            <text:p>104.945</text:p>
          </table:table-cell>
          <table:table-cell office:value-type="float" office:value="105.066964285713" calcext:value-type="float">
            <text:p>105.067</text:p>
          </table:table-cell>
          <table:table-cell office:value-type="float" office:value="105.253125000001" calcext:value-type="float">
            <text:p>105.253</text:p>
          </table:table-cell>
          <table:table-cell office:value-type="float" office:value="105.646205357141" calcext:value-type="float">
            <text:p>105.646</text:p>
          </table:table-cell>
          <table:table-cell office:value-type="float" office:value="163.807649537894" calcext:value-type="float">
            <text:p>163.808</text:p>
          </table:table-cell>
        </table:table-row>
        <table:table-row table:style-name="ro1">
          <table:table-cell table:style-name="ce2" office:value-type="string" calcext:value-type="string">
            <text:p>[object_tracker, PTZ_CONTROL]</text:p>
          </table:table-cell>
          <table:table-cell table:number-columns-repeated="5" office:value-type="float" office:value="105.13" calcext:value-type="float">
            <text:p>105.130</text:p>
          </table:table-cell>
        </table:table-row>
        <table:table-row table:style-name="ro1">
          <table:table-cell office:value-type="string" calcext:value-type="string">
            <text:p>MOTION_VIDEO_STREAM</text:p>
          </table:table-cell>
          <table:table-cell office:value-type="float" office:value="0.144642857142799" calcext:value-type="float">
            <text:p>.145</text:p>
          </table:table-cell>
          <table:table-cell office:value-type="float" office:value="0.159523809523686" calcext:value-type="float">
            <text:p>.160</text:p>
          </table:table-cell>
          <table:table-cell office:value-type="float" office:value="0.15214285714275" calcext:value-type="float">
            <text:p>.152</text:p>
          </table:table-cell>
          <table:table-cell office:value-type="float" office:value="0.150406162464919" calcext:value-type="float">
            <text:p>.150</text:p>
          </table:table-cell>
          <table:table-cell office:value-type="float" office:value="0.15595238095231" calcext:value-type="float">
            <text:p>.156</text:p>
          </table:table-cell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3" office:value-type="float" office:value="0.144642857142799" calcext:value-type="float">
            <text:p>.145</text:p>
          </table:table-cell>
          <table:table-cell office:value-type="float" office:value="0.114880952380872" calcext:value-type="float">
            <text:p>.115</text:p>
          </table:table-cell>
          <table:table-cell office:value-type="float" office:value="0.0999999999999091" calcext:value-type="float">
            <text:p>.100</text:p>
          </table:table-cell>
        </table:table-row>
        <table:table-row table:style-name="ro1">
          <table:table-cell office:value-type="string" calcext:value-type="string">
            <text:p>OBJECT_LOCATION</text:p>
          </table:table-cell>
          <table:table-cell office:value-type="float" office:value="0.122322790964647" calcext:value-type="float">
            <text:p>.122</text:p>
          </table:table-cell>
          <table:table-cell office:value-type="float" office:value="0.129936291088933" calcext:value-type="float">
            <text:p>.130</text:p>
          </table:table-cell>
          <table:table-cell office:value-type="float" office:value="0.135597962881792" calcext:value-type="float">
            <text:p>.136</text:p>
          </table:table-cell>
          <table:table-cell office:value-type="float" office:value="0.138362877065917" calcext:value-type="float">
            <text:p>.138</text:p>
          </table:table-cell>
          <table:table-cell office:value-type="float" office:value="0.151786395482521" calcext:value-type="float">
            <text:p>.152</text:p>
          </table:table-cell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5" office:value-type="float" office:value="2.09999999999991" calcext:value-type="float">
            <text:p>2.100</text:p>
          </table:table-cell>
        </table:table-row>
        <table:table-row table:style-name="ro1">
          <table:table-cell office:value-type="string" calcext:value-type="string">
            <text:p>Cost of execution in cloud</text:p>
          </table:table-cell>
          <table:table-cell office:value-type="float" office:value="83327.6000000031" calcext:value-type="float">
            <text:p>83,327.600</text:p>
          </table:table-cell>
          <table:table-cell office:value-type="float" office:value="135619.999999975" calcext:value-type="float">
            <text:p>135,620.000</text:p>
          </table:table-cell>
          <table:table-cell office:value-type="float" office:value="230877.200000024" calcext:value-type="float">
            <text:p>230,877.200</text:p>
          </table:table-cell>
          <table:table-cell office:value-type="float" office:value="422631.600000106" calcext:value-type="float">
            <text:p>422,631.600</text:p>
          </table:table-cell>
          <table:table-cell office:value-type="float" office:value="728754.40000033" calcext:value-type="float">
            <text:p>728,754.400</text:p>
          </table:table-cell>
        </table:table-row>
        <table:table-row table:style-name="ro1">
          <table:table-cell office:value-type="string" calcext:value-type="string">
            <text:p>Total network usage</text:p>
          </table:table-cell>
          <table:table-cell office:value-type="float" office:value="67390.6" calcext:value-type="float">
            <text:p>67,390.600</text:p>
          </table:table-cell>
          <table:table-cell office:value-type="float" office:value="134684.4" calcext:value-type="float">
            <text:p>134,684.400</text:p>
          </table:table-cell>
          <table:table-cell office:value-type="float" office:value="269272" calcext:value-type="float">
            <text:p>269,272.000</text:p>
          </table:table-cell>
          <table:table-cell office:value-type="float" office:value="538339.2" calcext:value-type="float">
            <text:p>538,339.200</text:p>
          </table:table-cell>
          <table:table-cell office:value-type="float" office:value="1009977.6" calcext:value-type="float">
            <text:p>1,009,977.600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4" office:value-type="string" calcext:value-type="string">
            <text:p>Scheduling interval = 2</text:p>
          </table:table-cell>
          <table:table-cell table:style-name="ce4" office:value-type="string" calcext:value-type="string">
            <text:p>1 Area_ 1Camera</text:p>
          </table:table-cell>
          <table:table-cell table:style-name="ce4" office:value-type="string" calcext:value-type="string">
            <text:p>1 Area_ 2 Camera</text:p>
          </table:table-cell>
          <table:table-cell table:style-name="ce4" office:value-type="string" calcext:value-type="string">
            <text:p>1 Area_ 4 Camera</text:p>
          </table:table-cell>
          <table:table-cell table:style-name="ce4" office:value-type="string" calcext:value-type="string">
            <text:p>1 Area_ 8 Camera</text:p>
          </table:table-cell>
          <table:table-cell table:style-name="ce4" office:value-type="string" calcext:value-type="string">
            <text:p>1 Area_ 16 Camera</text:p>
          </table:table-cell>
        </table:table-row>
        <table:table-row table:style-name="ro1">
          <table:table-cell office:value-type="string" calcext:value-type="string">
            <text:p>Cloud Energy</text:p>
          </table:table-cell>
          <table:table-cell office:value-type="float" office:value="2722771.4857142" calcext:value-type="float">
            <text:p>2,722,771.486</text:p>
          </table:table-cell>
          <table:table-cell office:value-type="float" office:value="2759656.30357125" calcext:value-type="float">
            <text:p>2,759,656.304</text:p>
          </table:table-cell>
          <table:table-cell office:value-type="float" office:value="2826846.64999985" calcext:value-type="float">
            <text:p>2,826,846.650</text:p>
          </table:table-cell>
          <table:table-cell office:value-type="float" office:value="2962101.98571426" calcext:value-type="float">
            <text:p>2,962,101.986</text:p>
          </table:table-cell>
          <table:table-cell office:value-type="float" office:value="3178059.48928626" calcext:value-type="float">
            <text:p>3,178,059.489</text:p>
          </table:table-cell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5" office:value-type="float" office:value="166866.6" calcext:value-type="float">
            <text:p>166,866.600</text:p>
          </table:table-cell>
        </table:table-row>
        <table:table-row table:style-name="ro1">
          <table:table-cell office:value-type="string" calcext:value-type="string">
            <text:p>Router Energy</text:p>
          </table:table-cell>
          <table:table-cell table:number-columns-repeated="5" office:value-type="float" office:value="166866.6" calcext:value-type="float">
            <text:p>166,866.600</text:p>
          </table:table-cell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5" office:value-type="float" office:value="172091.003" calcext:value-type="float">
            <text:p>172,091.003</text:p>
          </table:table-cell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0" calcext:value-type="float">
            <text:p>190.000</text:p>
          </table:table-cell>
          <table:table-cell office:value-type="float" office:value="262" calcext:value-type="float">
            <text:p>262.000</text:p>
          </table:table-cell>
          <table:table-cell office:value-type="float" office:value="356" calcext:value-type="float">
            <text:p>356.000</text:p>
          </table:table-cell>
          <table:table-cell office:value-type="float" office:value="535" calcext:value-type="float">
            <text:p>535.000</text:p>
          </table:table-cell>
          <table:table-cell office:value-type="float" office:value="851" calcext:value-type="float">
            <text:p>851.000</text:p>
          </table:table-cell>
        </table:table-row>
        <table:table-row table:style-name="ro1">
          <table:table-cell table:style-name="ce2" office:value-type="string" calcext:value-type="string">
            <text:p>[motion_detector, object_detector, object_tracker]</text:p>
          </table:table-cell>
          <table:table-cell office:value-type="float" office:value="104.944642857141" calcext:value-type="float">
            <text:p>104.945</text:p>
          </table:table-cell>
          <table:table-cell office:value-type="float" office:value="105.066964285713" calcext:value-type="float">
            <text:p>105.067</text:p>
          </table:table-cell>
          <table:table-cell office:value-type="float" office:value="105.253125000001" calcext:value-type="float">
            <text:p>105.253</text:p>
          </table:table-cell>
          <table:table-cell office:value-type="float" office:value="105.646205357141" calcext:value-type="float">
            <text:p>105.646</text:p>
          </table:table-cell>
          <table:table-cell office:value-type="float" office:value="163.713976379583" calcext:value-type="float">
            <text:p>163.714</text:p>
          </table:table-cell>
        </table:table-row>
        <table:table-row table:style-name="ro1">
          <table:table-cell table:style-name="ce2" office:value-type="string" calcext:value-type="string">
            <text:p>[object_tracker, PTZ_CONTROL]</text:p>
          </table:table-cell>
          <table:table-cell table:number-columns-repeated="5" office:value-type="float" office:value="105.13" calcext:value-type="float">
            <text:p>105.130</text:p>
          </table:table-cell>
        </table:table-row>
        <table:table-row table:style-name="ro1">
          <table:table-cell office:value-type="string" calcext:value-type="string">
            <text:p>MOTION_VIDEO_STREAM</text:p>
          </table:table-cell>
          <table:table-cell office:value-type="float" office:value="0.144642857142799" calcext:value-type="float">
            <text:p>.145</text:p>
          </table:table-cell>
          <table:table-cell office:value-type="float" office:value="0.159523809523686" calcext:value-type="float">
            <text:p>.160</text:p>
          </table:table-cell>
          <table:table-cell office:value-type="float" office:value="0.15214285714275" calcext:value-type="float">
            <text:p>.152</text:p>
          </table:table-cell>
          <table:table-cell office:value-type="float" office:value="0.150406162464919" calcext:value-type="float">
            <text:p>.150</text:p>
          </table:table-cell>
          <table:table-cell office:value-type="float" office:value="0.122619047618931" calcext:value-type="float">
            <text:p>.123</text:p>
          </table:table-cell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3" office:value-type="float" office:value="0.144642857142799" calcext:value-type="float">
            <text:p>.145</text:p>
          </table:table-cell>
          <table:table-cell office:value-type="float" office:value="0.114880952380872" calcext:value-type="float">
            <text:p>.115</text:p>
          </table:table-cell>
          <table:table-cell office:value-type="float" office:value="0.0999999999999091" calcext:value-type="float">
            <text:p>.100</text:p>
          </table:table-cell>
        </table:table-row>
        <table:table-row table:style-name="ro1">
          <table:table-cell office:value-type="string" calcext:value-type="string">
            <text:p>OBJECT_LOCATION</text:p>
          </table:table-cell>
          <table:table-cell office:value-type="float" office:value="0.122322790964647" calcext:value-type="float">
            <text:p>.122</text:p>
          </table:table-cell>
          <table:table-cell office:value-type="float" office:value="0.129936291088933" calcext:value-type="float">
            <text:p>.130</text:p>
          </table:table-cell>
          <table:table-cell office:value-type="float" office:value="0.135597962881792" calcext:value-type="float">
            <text:p>.136</text:p>
          </table:table-cell>
          <table:table-cell office:value-type="float" office:value="0.138362877065917" calcext:value-type="float">
            <text:p>.138</text:p>
          </table:table-cell>
          <table:table-cell office:value-type="float" office:value="0.151786395482521" calcext:value-type="float">
            <text:p>.152</text:p>
          </table:table-cell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5" office:value-type="float" office:value="2.09999999999991" calcext:value-type="float">
            <text:p>2.100</text:p>
          </table:table-cell>
        </table:table-row>
        <table:table-row table:style-name="ro1">
          <table:table-cell office:value-type="string" calcext:value-type="string">
            <text:p>Cost of execution in cloud</text:p>
          </table:table-cell>
          <table:table-cell office:value-type="float" office:value="83321.6000000031" calcext:value-type="float">
            <text:p>83,321.600</text:p>
          </table:table-cell>
          <table:table-cell office:value-type="float" office:value="135613.999999975" calcext:value-type="float">
            <text:p>135,614.000</text:p>
          </table:table-cell>
          <table:table-cell office:value-type="float" office:value="230871.200000024" calcext:value-type="float">
            <text:p>230,871.200</text:p>
          </table:table-cell>
          <table:table-cell office:value-type="float" office:value="422625.600000106" calcext:value-type="float">
            <text:p>422,625.600</text:p>
          </table:table-cell>
          <table:table-cell office:value-type="float" office:value="728793.200000197" calcext:value-type="float">
            <text:p>728,793.200</text:p>
          </table:table-cell>
        </table:table-row>
        <table:table-row table:style-name="ro1">
          <table:table-cell office:value-type="string" calcext:value-type="string">
            <text:p>Total network usage</text:p>
          </table:table-cell>
          <table:table-cell office:value-type="float" office:value="67390.6" calcext:value-type="float">
            <text:p>67,390.600</text:p>
          </table:table-cell>
          <table:table-cell office:value-type="float" office:value="134684.4" calcext:value-type="float">
            <text:p>134,684.400</text:p>
          </table:table-cell>
          <table:table-cell office:value-type="float" office:value="269272" calcext:value-type="float">
            <text:p>269,272.000</text:p>
          </table:table-cell>
          <table:table-cell office:value-type="float" office:value="538339.2" calcext:value-type="float">
            <text:p>538,339.200</text:p>
          </table:table-cell>
          <table:table-cell office:value-type="float" office:value="1010079.6" calcext:value-type="float">
            <text:p>1,010,079.600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4" office:value-type="string" calcext:value-type="string">
            <text:p>Scheduling interval = 20</text:p>
          </table:table-cell>
          <table:table-cell table:style-name="ce4" office:value-type="string" calcext:value-type="string">
            <text:p>1 Area_ 1Camera</text:p>
          </table:table-cell>
          <table:table-cell table:style-name="ce4" office:value-type="string" calcext:value-type="string">
            <text:p>1 Area_ 2 Camera</text:p>
          </table:table-cell>
          <table:table-cell table:style-name="ce4" office:value-type="string" calcext:value-type="string">
            <text:p>1 Area_ 4 Camera</text:p>
          </table:table-cell>
          <table:table-cell table:style-name="ce4" office:value-type="string" calcext:value-type="string">
            <text:p>1 Area_ 8 Camera</text:p>
          </table:table-cell>
          <table:table-cell table:style-name="ce4" office:value-type="string" calcext:value-type="string">
            <text:p>1 Area_ 16 Camera</text:p>
          </table:table-cell>
        </table:table-row>
        <table:table-row table:style-name="ro1">
          <table:table-cell office:value-type="string" calcext:value-type="string">
            <text:p>Cloud Energy</text:p>
          </table:table-cell>
          <table:table-cell office:value-type="float" office:value="2722775.71785706" calcext:value-type="float">
            <text:p>2,722,775.718</text:p>
          </table:table-cell>
          <table:table-cell office:value-type="float" office:value="2759660.5357141" calcext:value-type="float">
            <text:p>2,759,660.536</text:p>
          </table:table-cell>
          <table:table-cell office:value-type="float" office:value="2826850.88214271" calcext:value-type="float">
            <text:p>2,826,850.882</text:p>
          </table:table-cell>
          <table:table-cell office:value-type="float" office:value="2962106.21785712" calcext:value-type="float">
            <text:p>2,962,106.218</text:p>
          </table:table-cell>
          <table:table-cell office:value-type="float" office:value="3178032.12142922" calcext:value-type="float">
            <text:p>3,178,032.121</text:p>
          </table:table-cell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5" office:value-type="float" office:value="166866.6" calcext:value-type="float">
            <text:p>166,866.600</text:p>
          </table:table-cell>
        </table:table-row>
        <table:table-row table:style-name="ro1">
          <table:table-cell office:value-type="string" calcext:value-type="string">
            <text:p>Router Energy</text:p>
          </table:table-cell>
          <table:table-cell table:number-columns-repeated="5" office:value-type="float" office:value="166866.6" calcext:value-type="float">
            <text:p>166,866.600</text:p>
          </table:table-cell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5" office:value-type="float" office:value="172091.003" calcext:value-type="float">
            <text:p>172,091.003</text:p>
          </table:table-cell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68" calcext:value-type="float">
            <text:p>168.000</text:p>
          </table:table-cell>
          <table:table-cell office:value-type="float" office:value="277" calcext:value-type="float">
            <text:p>277.000</text:p>
          </table:table-cell>
          <table:table-cell office:value-type="float" office:value="340" calcext:value-type="float">
            <text:p>340.000</text:p>
          </table:table-cell>
          <table:table-cell office:value-type="float" office:value="631" calcext:value-type="float">
            <text:p>631.000</text:p>
          </table:table-cell>
          <table:table-cell office:value-type="float" office:value="890" calcext:value-type="float">
            <text:p>890.000</text:p>
          </table:table-cell>
        </table:table-row>
        <table:table-row table:style-name="ro1">
          <table:table-cell table:style-name="ce2" office:value-type="string" calcext:value-type="string">
            <text:p>[motion_detector, object_detector, object_tracker]</text:p>
          </table:table-cell>
          <table:table-cell office:value-type="float" office:value="104.944642857141" calcext:value-type="float">
            <text:p>104.945</text:p>
          </table:table-cell>
          <table:table-cell office:value-type="float" office:value="105.066964285713" calcext:value-type="float">
            <text:p>105.067</text:p>
          </table:table-cell>
          <table:table-cell office:value-type="float" office:value="105.253125000001" calcext:value-type="float">
            <text:p>105.253</text:p>
          </table:table-cell>
          <table:table-cell office:value-type="float" office:value="105.646205357141" calcext:value-type="float">
            <text:p>105.646</text:p>
          </table:table-cell>
          <table:table-cell office:value-type="float" office:value="163.807649537894" calcext:value-type="float">
            <text:p>163.808</text:p>
          </table:table-cell>
        </table:table-row>
        <table:table-row table:style-name="ro1">
          <table:table-cell table:style-name="ce2" office:value-type="string" calcext:value-type="string">
            <text:p>[object_tracker, PTZ_CONTROL]</text:p>
          </table:table-cell>
          <table:table-cell table:number-columns-repeated="5" office:value-type="float" office:value="105.13" calcext:value-type="float">
            <text:p>105.130</text:p>
          </table:table-cell>
        </table:table-row>
        <table:table-row table:style-name="ro1">
          <table:table-cell office:value-type="string" calcext:value-type="string">
            <text:p>MOTION_VIDEO_STREAM</text:p>
          </table:table-cell>
          <table:table-cell office:value-type="float" office:value="0.144642857142799" calcext:value-type="float">
            <text:p>.145</text:p>
          </table:table-cell>
          <table:table-cell office:value-type="float" office:value="0.159523809523686" calcext:value-type="float">
            <text:p>.160</text:p>
          </table:table-cell>
          <table:table-cell office:value-type="float" office:value="0.15214285714275" calcext:value-type="float">
            <text:p>.152</text:p>
          </table:table-cell>
          <table:table-cell office:value-type="float" office:value="0.150406162464919" calcext:value-type="float">
            <text:p>.150</text:p>
          </table:table-cell>
          <table:table-cell office:value-type="float" office:value="0.15595238095231" calcext:value-type="float">
            <text:p>.156</text:p>
          </table:table-cell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3" office:value-type="float" office:value="0.144642857142799" calcext:value-type="float">
            <text:p>.145</text:p>
          </table:table-cell>
          <table:table-cell office:value-type="float" office:value="0.114880952380872" calcext:value-type="float">
            <text:p>.115</text:p>
          </table:table-cell>
          <table:table-cell office:value-type="float" office:value="0.0999999999999091" calcext:value-type="float">
            <text:p>.100</text:p>
          </table:table-cell>
        </table:table-row>
        <table:table-row table:style-name="ro1">
          <table:table-cell office:value-type="string" calcext:value-type="string">
            <text:p>OBJECT_LOCATION</text:p>
          </table:table-cell>
          <table:table-cell office:value-type="float" office:value="0.122322790964647" calcext:value-type="float">
            <text:p>.122</text:p>
          </table:table-cell>
          <table:table-cell office:value-type="float" office:value="0.129936291088933" calcext:value-type="float">
            <text:p>.130</text:p>
          </table:table-cell>
          <table:table-cell office:value-type="float" office:value="0.135597962881792" calcext:value-type="float">
            <text:p>.136</text:p>
          </table:table-cell>
          <table:table-cell office:value-type="float" office:value="0.138362877065917" calcext:value-type="float">
            <text:p>.138</text:p>
          </table:table-cell>
          <table:table-cell office:value-type="float" office:value="0.151786395482521" calcext:value-type="float">
            <text:p>.152</text:p>
          </table:table-cell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5" office:value-type="float" office:value="2.09999999999991" calcext:value-type="float">
            <text:p>2.100</text:p>
          </table:table-cell>
        </table:table-row>
        <table:table-row table:style-name="ro1">
          <table:table-cell office:value-type="string" calcext:value-type="string">
            <text:p>Cost of execution in cloud</text:p>
          </table:table-cell>
          <table:table-cell office:value-type="float" office:value="83327.6000000031" calcext:value-type="float">
            <text:p>83,327.600</text:p>
          </table:table-cell>
          <table:table-cell office:value-type="float" office:value="135619.999999975" calcext:value-type="float">
            <text:p>135,620.000</text:p>
          </table:table-cell>
          <table:table-cell office:value-type="float" office:value="230877.200000024" calcext:value-type="float">
            <text:p>230,877.200</text:p>
          </table:table-cell>
          <table:table-cell office:value-type="float" office:value="422631.600000106" calcext:value-type="float">
            <text:p>422,631.600</text:p>
          </table:table-cell>
          <table:table-cell office:value-type="float" office:value="728754.40000033" calcext:value-type="float">
            <text:p>728,754.400</text:p>
          </table:table-cell>
        </table:table-row>
        <table:table-row table:style-name="ro1">
          <table:table-cell office:value-type="string" calcext:value-type="string">
            <text:p>Total network usage</text:p>
          </table:table-cell>
          <table:table-cell office:value-type="float" office:value="67390.6" calcext:value-type="float">
            <text:p>67,390.600</text:p>
          </table:table-cell>
          <table:table-cell office:value-type="float" office:value="134684.4" calcext:value-type="float">
            <text:p>134,684.400</text:p>
          </table:table-cell>
          <table:table-cell office:value-type="float" office:value="269272" calcext:value-type="float">
            <text:p>269,272.000</text:p>
          </table:table-cell>
          <table:table-cell office:value-type="float" office:value="538339.2" calcext:value-type="float">
            <text:p>538,339.200</text:p>
          </table:table-cell>
          <table:table-cell office:value-type="float" office:value="1009977.6" calcext:value-type="float">
            <text:p>1,009,977.600</text:p>
          </table:table-cell>
        </table:table-row>
        <table:table-row table:style-name="ro1" table:number-rows-repeated="7">
          <table:table-cell table:style-name="Default" table:number-columns-repeated="6"/>
        </table:table-row>
        <table:table-row table:style-name="ro1">
          <table:table-cell table:style-name="ce11" office:value-type="string" calcext:value-type="string">
            <text:p>Bandwidth of link between Router &amp; Proxy &amp; Cloud *10, Camera rate=5</text:p>
          </table:table-cell>
          <table:table-cell table:style-name="ce12" office:value-type="string" calcext:value-type="string">
            <text:p>4 Area_ 4 Camera</text:p>
          </table:table-cell>
          <table:table-cell table:style-name="ce12" office:value-type="string" calcext:value-type="string">
            <text:p>4 Area_ 8 Camera</text:p>
          </table:table-cell>
          <table:table-cell table:style-name="ce12" office:value-type="string" calcext:value-type="string">
            <text:p>4 Area_ 16 Camera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Cloud Energy</text:p>
          </table:table-cell>
          <table:table-cell table:style-name="ce14" office:value-type="float" office:value="3103543.64214276" calcext:value-type="float">
            <text:p>3,103,543.64 </text:p>
          </table:table-cell>
          <table:table-cell table:style-name="ce14" office:value-type="float" office:value="3216025.0271427" calcext:value-type="float">
            <text:p>3,216,025.03 </text:p>
          </table:table-cell>
          <table:table-cell table:style-name="ce14" office:value-type="float" office:value="3251543.65285696" calcext:value-type="float">
            <text:p>3,251,543.65 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3" table:style-name="ce14" office:value-type="float" office:value="166866.6" calcext:value-type="float">
            <text:p>166,866.60 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outer Energy</text:p>
          </table:table-cell>
          <table:table-cell table:number-columns-repeated="3" table:style-name="ce14" office:value-type="float" office:value="166866.6" calcext:value-type="float">
            <text:p>166,866.60 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3" table:style-name="ce14" office:value-type="float" office:value="169419.771" calcext:value-type="float">
            <text:p>169,419.77 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ecution time</text:p>
          </table:table-cell>
          <table:table-cell table:style-name="ce14" office:value-type="float" office:value="595" calcext:value-type="float">
            <text:p>595.00 </text:p>
          </table:table-cell>
          <table:table-cell table:style-name="ce14" office:value-type="float" office:value="1032" calcext:value-type="float">
            <text:p>1,032.00 </text:p>
          </table:table-cell>
          <table:table-cell table:style-name="ce14" office:value-type="float" office:value="4402" calcext:value-type="float">
            <text:p>4,402.00 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[motion_detector, object_detector, object_tracker]</text:p>
          </table:table-cell>
          <table:table-cell table:style-name="ce14" office:value-type="float" office:value="107.457844526394" calcext:value-type="float">
            <text:p>107.46 </text:p>
          </table:table-cell>
          <table:table-cell table:style-name="ce14" office:value-type="float" office:value="107.482033741113" calcext:value-type="float">
            <text:p>107.48 </text:p>
          </table:table-cell>
          <table:table-cell table:style-name="ce14" office:value-type="float" office:value="110.202955551769" calcext:value-type="float">
            <text:p>110.20 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[object_tracker, PTZ_CONTROL]</text:p>
          </table:table-cell>
          <table:table-cell table:number-columns-repeated="3" table:style-name="ce14" office:value-type="float" office:value="105.112" calcext:value-type="float">
            <text:p>105.11 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MOTION_VIDEO_STREAM</text:p>
          </table:table-cell>
          <table:table-cell table:style-name="ce14" office:value-type="float" office:value="1.45930556833723" calcext:value-type="float">
            <text:p>1.46 </text:p>
          </table:table-cell>
          <table:table-cell table:style-name="ce14" office:value-type="float" office:value="0.636160713667709" calcext:value-type="float">
            <text:p>0.64 </text:p>
          </table:table-cell>
          <table:table-cell table:style-name="ce14" office:value-type="float" office:value="4.18857096353903" calcext:value-type="float">
            <text:p>4.19 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ETECTED_OBJECT</text:p>
          </table:table-cell>
          <table:table-cell table:style-name="ce14" office:value-type="float" office:value="0.16876050420164" calcext:value-type="float">
            <text:p>0.17 </text:p>
          </table:table-cell>
          <table:table-cell table:style-name="ce14" office:value-type="float" office:value="1.3946428571428" calcext:value-type="float">
            <text:p>1.39 </text:p>
          </table:table-cell>
          <table:table-cell table:style-name="ce14" office:value-type="float" office:value="0.0418752103586918" calcext:value-type="float">
            <text:p>0.04 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OBJECT_LOCATION</text:p>
          </table:table-cell>
          <table:table-cell table:style-name="ce14" office:value-type="float" office:value="1.58924166978723" calcext:value-type="float">
            <text:p>1.59 </text:p>
          </table:table-cell>
          <table:table-cell table:style-name="ce14" office:value-type="float" office:value="0.393660714363345" calcext:value-type="float">
            <text:p>0.39 </text:p>
          </table:table-cell>
          <table:table-cell table:style-name="ce14" office:value-type="float" office:value="1.28606379404761" calcext:value-type="float">
            <text:p>1.29 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3" table:style-name="ce14" office:value-type="float" office:value="2.09999999999991" calcext:value-type="float">
            <text:p>2.10 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Cost of execution in cloud</text:p>
          </table:table-cell>
          <table:table-cell table:style-name="ce14" office:value-type="float" office:value="623150.479999893" calcext:value-type="float">
            <text:p>623,150.48 </text:p>
          </table:table-cell>
          <table:table-cell table:style-name="ce14" office:value-type="float" office:value="782617.759999702" calcext:value-type="float">
            <text:p>782,617.76 </text:p>
          </table:table-cell>
          <table:table-cell table:style-name="ce14" office:value-type="float" office:value="832973.279999658" calcext:value-type="float">
            <text:p>832,973.28 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otal network usage</text:p>
          </table:table-cell>
          <table:table-cell table:style-name="ce14" office:value-type="float" office:value="645795" calcext:value-type="float">
            <text:p>645,795.00 </text:p>
          </table:table-cell>
          <table:table-cell table:style-name="ce14" office:value-type="float" office:value="1291487.8" calcext:value-type="float">
            <text:p>1,291,487.80 </text:p>
          </table:table-cell>
          <table:table-cell table:style-name="ce14" office:value-type="float" office:value="2582873.4" calcext:value-type="float">
            <text:p>2,582,873.40 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6"/>
        </table:table-row>
        <table:table-row table:style-name="ro1">
          <table:table-cell table:style-name="ce12" office:value-type="string" calcext:value-type="string">
            <text:p>Camera rate = 20</text:p>
          </table:table-cell>
          <table:table-cell table:style-name="ce12" office:value-type="string" calcext:value-type="string">
            <text:p>4 Area_ 4 Camera</text:p>
          </table:table-cell>
          <table:table-cell table:style-name="ce12" office:value-type="string" calcext:value-type="string">
            <text:p>4 Area_ 8 Camera</text:p>
          </table:table-cell>
          <table:table-cell table:style-name="ce12" office:value-type="string" calcext:value-type="string">
            <text:p>4 Area_ 16 Camera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Cloud Energy</text:p>
          </table:table-cell>
          <table:table-cell table:style-name="ce14" office:value-type="float" office:value="2755511.62500002" calcext:value-type="float">
            <text:p>2,755,511.63 </text:p>
          </table:table-cell>
          <table:table-cell table:style-name="ce14" office:value-type="float" office:value="2835825.84642867" calcext:value-type="float">
            <text:p>2,835,825.85 </text:p>
          </table:table-cell>
          <table:table-cell table:style-name="ce14" office:value-type="float" office:value="2996440.18214315" calcext:value-type="float">
            <text:p>2,996,440.18 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3" table:style-name="ce14" office:value-type="float" office:value="166866.6" calcext:value-type="float">
            <text:p>166,866.60 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outer Energy</text:p>
          </table:table-cell>
          <table:table-cell table:number-columns-repeated="3" table:style-name="ce14" office:value-type="float" office:value="166866.6" calcext:value-type="float">
            <text:p>166,866.60 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3" table:style-name="ce14" office:value-type="float" office:value="167342.033" calcext:value-type="float">
            <text:p>167,342.03 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ecution time</text:p>
          </table:table-cell>
          <table:table-cell table:style-name="ce14" office:value-type="float" office:value="247" calcext:value-type="float">
            <text:p>247.00 </text:p>
          </table:table-cell>
          <table:table-cell table:style-name="ce14" office:value-type="float" office:value="405" calcext:value-type="float">
            <text:p>405.00 </text:p>
          </table:table-cell>
          <table:table-cell table:style-name="ce14" office:value-type="float" office:value="684" calcext:value-type="float">
            <text:p>684.00 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[motion_detector, object_detector, object_tracker]</text:p>
          </table:table-cell>
          <table:table-cell table:style-name="ce14" office:value-type="float" office:value="106.438974096796" calcext:value-type="float">
            <text:p>106.44 </text:p>
          </table:table-cell>
          <table:table-cell table:style-name="ce14" office:value-type="float" office:value="108.033108108108" calcext:value-type="float">
            <text:p>108.03 </text:p>
          </table:table-cell>
          <table:table-cell table:style-name="ce14" office:value-type="float" office:value="111.230158526137" calcext:value-type="float">
            <text:p>111.23 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[object_tracker, PTZ_CONTROL]</text:p>
          </table:table-cell>
          <table:table-cell table:number-columns-repeated="3" table:style-name="ce14" office:value-type="float" office:value="105.13" calcext:value-type="float">
            <text:p>105.13 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MOTION_VIDEO_STREAM</text:p>
          </table:table-cell>
          <table:table-cell table:style-name="ce14" office:value-type="float" office:value="0.12264607788629" calcext:value-type="float">
            <text:p>0.12 </text:p>
          </table:table-cell>
          <table:table-cell table:style-name="ce14" office:value-type="float" office:value="0.122646077473847" calcext:value-type="float">
            <text:p>0.12 </text:p>
          </table:table-cell>
          <table:table-cell table:style-name="ce14" office:value-type="float" office:value="0.122646077473841" calcext:value-type="float">
            <text:p>0.12 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ETECTED_OBJECT</text:p>
          </table:table-cell>
          <table:table-cell table:style-name="ce14" office:value-type="float" office:value="0.11190476190468" calcext:value-type="float">
            <text:p>0.11 </text:p>
          </table:table-cell>
          <table:table-cell table:style-name="ce14" office:value-type="float" office:value="0.105602240896272" calcext:value-type="float">
            <text:p>0.11 </text:p>
          </table:table-cell>
          <table:table-cell table:style-name="ce14" office:value-type="float" office:value="0.102790221146736" calcext:value-type="float">
            <text:p>0.10 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OBJECT_LOCATION</text:p>
          </table:table-cell>
          <table:table-cell table:style-name="ce14" office:value-type="float" office:value="0.103898838428669" calcext:value-type="float">
            <text:p>0.10 </text:p>
          </table:table-cell>
          <table:table-cell table:style-name="ce14" office:value-type="float" office:value="0.109130428731576" calcext:value-type="float">
            <text:p>0.11 </text:p>
          </table:table-cell>
          <table:table-cell table:style-name="ce14" office:value-type="float" office:value="0.103551428660082" calcext:value-type="float">
            <text:p>0.10 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3" table:style-name="ce14" office:value-type="float" office:value="2.09999999999991" calcext:value-type="float">
            <text:p>2.10 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Cost of execution in cloud</text:p>
          </table:table-cell>
          <table:table-cell table:style-name="ce14" office:value-type="float" office:value="129738.000000032" calcext:value-type="float">
            <text:p>129,738.00 </text:p>
          </table:table-cell>
          <table:table-cell table:style-name="ce14" office:value-type="float" office:value="243601.200000065" calcext:value-type="float">
            <text:p>243,601.20 </text:p>
          </table:table-cell>
          <table:table-cell table:style-name="ce14" office:value-type="float" office:value="471307.600000182" calcext:value-type="float">
            <text:p>471,307.60 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otal network usage</text:p>
          </table:table-cell>
          <table:table-cell table:style-name="ce14" office:value-type="float" office:value="161139" calcext:value-type="float">
            <text:p>161,139.00 </text:p>
          </table:table-cell>
          <table:table-cell table:style-name="ce14" office:value-type="float" office:value="320975.8" calcext:value-type="float">
            <text:p>320,975.80 </text:p>
          </table:table-cell>
          <table:table-cell table:style-name="ce14" office:value-type="float" office:value="640649.4" calcext:value-type="float">
            <text:p>640,649.40 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0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9:17:42.941096928</meta:creation-date>
    <meta:generator>LibreOffice/7.3.6.2$Linux_X86_64 LibreOffice_project/30$Build-2</meta:generator>
    <dc:date>2023-01-04T01:16:27.020239299</dc:date>
    <meta:editing-duration>P4DT6H55M18S</meta:editing-duration>
    <meta:editing-cycles>8</meta:editing-cycles>
    <meta:document-statistic meta:table-count="1" meta:cell-count="449" meta:object-count="0"/>
  </office:meta>
</office:document-meta>
</file>